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Liberation Mono', 'Lucida Console', monospace"/>
    <style:font-face style:name="Helvetica Neue" svg:font-family="'Helvetica Neue', Arial, Helvetica, Geneva, sans-serif"/>
    <style:font-face style:name="Monaco" svg:font-family="Monaco, 'DejaVu Sans Mono', 'Bitstream Vera Sans Mono', 'Lucida Console', monospace"/>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cffe5" officeooo:paragraph-rsid="000cffe5"/>
    </style:style>
    <style:style style:name="P2" style:family="paragraph" style:parent-style-name="Standard">
      <style:text-properties officeooo:rsid="000cffe5" officeooo:paragraph-rsid="000d8a2b"/>
    </style:style>
    <style:style style:name="P3" style:family="paragraph" style:parent-style-name="Standard">
      <style:text-properties officeooo:rsid="000d8a2b" officeooo:paragraph-rsid="000d8a2b"/>
    </style:style>
    <style:style style:name="P4" style:family="paragraph" style:parent-style-name="Standard">
      <style:text-properties officeooo:rsid="0011d441" officeooo:paragraph-rsid="0011d441"/>
    </style:style>
    <style:style style:name="P5" style:family="paragraph" style:parent-style-name="Preformatted_20_Text">
      <style:paragraph-properties fo:margin-top="0cm" fo:margin-bottom="0.265cm" style:contextual-spacing="false" style:line-height-at-least="0.529cm" fo:background-color="#f5f5f5" fo:padding="0cm" fo:border="none">
        <style:background-image/>
      </style:paragraph-properties>
      <style:text-properties fo:font-variant="normal" fo:text-transform="none" fo:color="#000000" style:font-name="Consolas" fo:font-size="9.75pt" fo:letter-spacing="normal" fo:font-style="normal" fo:font-weight="normal"/>
    </style:style>
    <style:style style:name="P6" style:family="paragraph" style:parent-style-name="Preformatted_20_Text">
      <style:text-properties fo:font-variant="normal" fo:text-transform="none" fo:color="#000000" style:font-name="Consolas" fo:font-size="9.75pt" fo:letter-spacing="normal" fo:font-style="normal" fo:font-weight="normal" officeooo:rsid="000d8a2b" officeooo:paragraph-rsid="000d8a2b"/>
    </style:style>
    <style:style style:name="P7" style:family="paragraph" style:parent-style-name="Preformatted_20_Text">
      <style:text-properties fo:font-variant="normal" fo:text-transform="none" fo:color="#000000" style:font-name="Monaco" fo:font-size="9pt" fo:letter-spacing="normal" fo:font-style="normal" fo:font-weight="normal" officeooo:rsid="000d8a2b" officeooo:paragraph-rsid="000d8a2b"/>
    </style:style>
    <style:style style:name="P8" style:family="paragraph" style:parent-style-name="Standard">
      <style:text-properties officeooo:paragraph-rsid="0018c925"/>
    </style:style>
    <style:style style:name="T1" style:family="text">
      <style:text-properties officeooo:rsid="000d8a2b"/>
    </style:style>
    <style:style style:name="T2" style:family="text">
      <style:text-properties officeooo:rsid="000ec3b5"/>
    </style:style>
    <style:style style:name="T3" style:family="text">
      <style:text-properties fo:color="#666600"/>
    </style:style>
    <style:style style:name="T4" style:family="text">
      <style:text-properties officeooo:rsid="0014573b"/>
    </style:style>
    <style:style style:name="T5" style:family="text">
      <style:text-properties officeooo:rsid="001605fe"/>
    </style:style>
    <style:style style:name="T6" style:family="text">
      <style:text-properties officeooo:rsid="000cffe5"/>
    </style:style>
    <style:style style:name="T7" style:family="text">
      <style:text-properties officeooo:rsid="0017cf5a"/>
    </style:style>
    <style:style style:name="T8" style:family="text">
      <style:text-properties officeooo:rsid="0018c9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8"><text:span text:style-name="T6"><text:tab/>Para la implementacion se va a usar el lenguaje perl con las siguientes librerias, libmail-imapclient-perl, libmail-sender-</text:span><text:span text:style-name="T4">perl</text:span><text:span text:style-name="T6">,</text:span><text:span text:style-name="T5"> </text:span><text:span text:style-name="T7">libclass-dbi-mysql-perl, </text:span><text:span text:style-name="T8">libemail-mime-perl</text:span></text:p>
      <text:p text:style-name="P1"/>
      <text:p text:style-name="P1"><text:tab/>El imap connector daemon recibe una lista de usuarios y la divide segun algun criterio en sublistas, en un pricipio se hara la agrupacion por dominio. Luego de esto se inicia un "worker" al cual se le pasa como parametro la sublista de usuarios. Este "worker" hace su trabajo durante un tiempo determinado, el cual puede exeder el ciclo de inicio de "workers". <text:s/>Cuando se supera el tiempo del ciclo hay dos acercamientos para manejar el desborde.</text:p>
      <text:p text:style-name="P1"/>
      <text:p text:style-name="P1"><text:tab/>Primero) El proceso que arranca los workers trabaja en modo "detached" en otras palabras se <text:s/>desentiende del tiempo del ciclo. Cada worker tiene la obligacion de calcular por cuanto tiempo dormirse cuando termine, para despertarse segun lo exige el ciclo.</text:p>
      <text:p text:style-name="P1"><text:tab/>Segundo) El encargado de arranque del worker cuando llega el momento, se fija si el mismo aun esta corriendo, si lo esta no se arranca el worker nuevo, modo "atached".</text:p>
      <text:p text:style-name="P1"/>
      <text:p text:style-name="P1"/>
      <text:p text:style-name="P2"><text:span text:style-name="T1">Parte de la RFC </text:span><text:span text:style-name="T2">3501</text:span><text:span text:style-name="T1"> dice que los mensajes en el servidor son inmutables</text:span></text:p>
      <text:p text:style-name="P6">The combination of mailbox name, UIDVALIDITY, and UID</text:p>
      <text:p text:style-name="P5">must refer to a single immutable message on that server</text:p>
      <text:p text:style-name="P5">forever. <text:s/>In particular, the internal date, [RFC-2822]</text:p>
      <text:p text:style-name="P5">size, envelope, body structure, and message texts</text:p>
      <text:p text:style-name="P5">(RFC822, RFC822.HEADER, RFC822.TEXT, and all BODY[...]</text:p>
      <text:p text:style-name="P5">fetch data items) must never change. <text:s/>This does not</text:p>
      <text:p text:style-name="P5">include message numbers, nor does it include attributes</text:p>
      <text:p text:style-name="P5">that can be set by a STORE command (e.g., FLAGS)</text:p>
      <text:p text:style-name="P3"/>
      <text:p text:style-name="P3">Posiblemente puedo usar Flags prios para marcar el correo (el servidor tiene que soportar lo) usando el comando STORE.</text:p>
      <text:p text:style-name="P3"/>
      <text:p text:style-name="P3"/>
      <text:p text:style-name="P7"><text:span text:style-name="T3">(</text:span>$MDNSent<text:span text:style-name="T3">)</text:span></text:p>
      <text:p text:style-name="P4">3.4.1. <text:s/>$MDNSent IMAP Keyword Registration</text:p>
      <text:p text:style-name="P4"/>
      <text:p text:style-name="P4"><text:s text:c="3"/>Subject: <text:s text:c="3"/>Registration of IMAP keyword $MDNSent</text:p>
      <text:p text:style-name="P4"/>
      <text:p text:style-name="P4"/>
      <text:p text:style-name="P4"><text:s text:c="3"/>IMAP keyword name: <text:s/>$MDNSent</text:p>
      <text:p text:style-name="P4"/>
      <text:p text:style-name="P4"><text:s text:c="3"/>Purpose (description): <text:s/>Specifies that a Message Disposition</text:p>
      <text:p text:style-name="P4"><text:s text:c="27"/>Notification (MDN) must not be sent for any</text:p>
      <text:p text:style-name="P4"><text:s text:c="27"/>message annotated with the $MDNSent IMAP</text:p>
      <text:p text:style-name="P4"><text:s text:c="27"/>keyword.</text:p>
      <text:p text:style-name="P4"/>
      <text:p text:style-name="P4"><text:s text:c="3"/>Private or Shared on a server: <text:s/>SHARED</text:p>
      <text:p text:style-name="P4"/>
      <text:p text:style-name="P4"><text:s text:c="3"/>Is it an advisory keyword or may it cause an automatic action:</text:p>
      <text:p text:style-name="P4"><text:s text:c="27"/>This keyword can cause automatic action by</text:p>
      <text:p text:style-name="P4"><text:soft-page-break/><text:s text:c="27"/>the client. <text:s/>See [RFC3503] for more details.</text:p>
      <text:p text:style-name="P4"/>
      <text:p text:style-name="P4"><text:s text:c="3"/>When/by whom the keyword is set/cleared:</text:p>
      <text:p text:style-name="P4"><text:s text:c="27"/>This keyword is set by an IMAP client when it</text:p>
      <text:p text:style-name="P4"><text:s text:c="27"/>decides to act on an MDN request, or when</text:p>
      <text:p text:style-name="P4"><text:s text:c="27"/>uploading a sent or draft message. <text:s/>It can</text:p>
      <text:p text:style-name="P4"><text:s text:c="27"/>also be set by a delivery agent. <text:s/>Once set,</text:p>
      <text:p text:style-name="P4"><text:s text:c="27"/>the flag SHOULD NOT be cleare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nsolas" svg:font-family="Consolas, Monaco, 'Liberation Mono', 'Lucida Console', monospace"/>
    <style:font-face style:name="Helvetica Neue" svg:font-family="'Helvetica Neue', Arial, Helvetica, Geneva, sans-serif"/>
    <style:font-face style:name="Monaco" svg:font-family="Monaco, 'DejaVu Sans Mono', 'Bitstream Vera Sans Mono', 'Lucida Console', monospace"/>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egoe UI" style:font-size-asian="12pt" style:font-weight-asian="bold" style:font-name-complex="Tahoma"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9S</meta:editing-duration>
    <meta:editing-cycles>12</meta:editing-cycles>
    <meta:generator>LibreOffice/3.6$Windows_x86 LibreOffice_project/2ef5aff-a6fb0ff-166bdff-cf087ad-0f1389</meta:generator>
    <dc:date>2014-06-10T20:40:45.49</dc:date>
    <meta:document-statistic meta:table-count="0" meta:image-count="0" meta:object-count="0" meta:page-count="2" meta:paragraph-count="32" meta:word-count="382" meta:character-count="2649" meta:non-whitespace-character-count="1993"/>
    <meta:user-defined meta:name="Info 1"/>
    <meta:user-defined meta:name="Info 2"/>
    <meta:user-defined meta:name="Info 3"/>
    <meta:user-defined meta:name="Info 4"/>
  </office:meta>
</office:document-meta>
</file>